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1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Judaism--Dietary laws., Education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text:tab/><text:tab/><text:tab/><text:tab/>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Benjamin Lee, Dr. Houghs, Dr. Packard</text:p>
      <text:p text:style-name="P5">Additional Places mentioned: New York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The laws of clean food and clean body/</text:p>
      <text:p text:style-name="P2">predicated on remarks made at the conference/</text:p>
      <text:p text:style-name="P2">for organizing societies of charitable <text:span text:style-name="T2">Relef</text:span><text:span text:style-name="T3"> Relief/</text:span></text:p>
      <text:p text:style-name="P2"><text:span text:style-name="T3"/></text:p>
      <text:p text:style-name="P3"><text:span text:style-name="T3">[Page 1]</text:span></text:p>
      <text:p text:style-name="P3"><text:span text:style-name="T3">Brethren./</text:span></text:p>
      <text:p text:style-name="P3"><text:span text:style-name="T3">I owe the Congregation an apology. <text:s/>I should have an-/-nounced last Sabbath that </text:span><text:span text:style-name="T2">my</text:span><text:span text:style-name="T3"> had</text:span><text:span text:style-name="T2">ing</text:span><text:span text:style-name="T3"> received during the week a communication/ from the society, </text:span><text:span text:style-name="T2">which aims to suppress mendicancy</text:span><text:span text:style-name="T3"> for organizing charitable relief./ <text:s/>In that </text:span><text:span text:style-name="T2">letter</text:span><text:span text:style-name="T3"> paper I was urged to speak on the workings of that/ organization, show that they commend themselves to univer-/-sal approval and invite all my hearers to attend some/ of the different sessions held on Tuesday in various localities./ <text:s/>I regret my forgetfulness, the more so because I have/ been informed that my colleagues being in receipt of the/ same </text:span><text:span text:style-name="T2">paper</text:span><text:span text:style-name="T3"> document, introduced the subject to which it referred/ in their lectures. <text:s/>My compunction for the uninten-/-tional negligence, is, however, lessened by the thought/ that I am avowedly in sympathy with the aforenamed/ association, and that more than once I have of late allu-/-ded to its excellencies. <text:s/>Specially have I presented </text:span><text:span text:style-name="T2">one</text:span><text:span text:style-name="T3"> a/ </text:span><text:span text:style-name="T2">of the</text:span><text:span text:style-name="T3"> feature</text:span><text:span text:style-name="T2">s</text:span><text:span text:style-name="T3"> in it which I deem extremely becoming, and/ which cannot too often </text:span><text:span text:style-name="T2">enough</text:span><text:span text:style-name="T3"> be </text:span><text:span text:style-name="T2">brought out</text:span><text:span text:style-name="T3"> exhibited </text:span><text:span text:style-name="T2">forward</text:span><text:span text:style-name="T3"> for the/ serious consideration of the wise and the good./ <text:s/>It is that which </text:span><text:span text:style-name="T2">looks to</text:span><text:span text:style-name="T3"> spies out forthcoming evils, and/ endeavours to avert them by sagacious measures./</text:span></text:p>
      <text:p text:style-name="P3"><text:span text:style-name="T3"/></text:p>
      <text:p text:style-name="P3"><text:span text:style-name="T3">[Page 2]</text:span></text:p>
      <text:p text:style-name="P6"><text:soft-page-break/>It is<text:span text:style-name="T3"> I mean the suppression of mendicancy by education/ which elevates nature and refines manners, be it/ even </text:span><text:span text:style-name="T4">compulsory</text:span><text:span text:style-name="T5"> education. <text:s/>For the plan of coercion has had its strenuous advocates, and it was discussed with warmth at a recent conference. <text:s/>But I hear people com-/plain "It is very hard--they say--that parents should not be al-/-lowed full control over their offspring. <text:s/>What sort/ of a free country is that in which the government/ forces a father to send his sons and daughters to pu-/-blic schools, when they are needed at home to do/ the drudgery?" <text:s/>But I ask in my turn: "What kind/ of citizens are they who expect the government to/ guard their property from the prowling thief, to protect/ their lives from the dagger of the highwayman, to/ defend the honor of their females from the </text:span><text:span text:style-name="T9">ref</text:span><text:span text:style-name="T5"> ruffianly/ drunkard, and yet will raise in their premises the off-/-scouring of society, for whom prisons and houses of/ correction must be built and supported?" <text:s/>"It is/ a bad rule which does not work both ways" </text:span><text:span text:style-name="T9">says</text:span><text:span text:style-name="T5"> I believe to be/ </text:span><text:span text:style-name="T9">the</text:span><text:span text:style-name="T5"> a common but correct adage. <text:s/>By</text:span><text:span text:style-name="T9">t</text:span><text:span text:style-name="T5"> a tact agreement, the/ inhabitants of a civilized country, can demand that/ a shield be thrown round their persons, their dwelling</text:span><text:span text:style-name="T9">s</text:span><text:span text:style-name="T5"> places/ and substance, but by reason of the same compact/ each </text:span><text:span text:style-name="T9">of</text:span><text:span text:style-name="T5"> one is bound to contribute to the welfare of/</text:span></text:p>
      <text:p text:style-name="P6"><text:span text:style-name="T5"/></text:p>
      <text:p text:style-name="P6"><text:span text:style-name="T5">[Page 3]</text:span></text:p>
      <text:p text:style-name="P6"><text:span text:style-name="T5">the commonwealth or to try at least </text:span><text:span text:style-name="T9">to try</text:span><text:span text:style-name="T5"> that his residence/ be not an injury </text:span><text:span text:style-name="T9">to it</text:span><text:span text:style-name="T5"> thereto. <text:s/>And no greater harm can/ be inflicted upon a state than to </text:span><text:span text:style-name="T9">populate</text:span><text:span text:style-name="T5"> people it/ with youths plying naught but beggary, </text:span><text:span text:style-name="T9">because they have</text:span><text:span text:style-name="T5"> as the only resort for having been/ culpably left untaught </text:span><text:span text:style-name="T9">to</text:span><text:span text:style-name="T5"> in </text:span><text:span text:style-name="T9">of</text:span><text:span text:style-name="T5"> the art of handling the pen or the tool./ <text:s/>Compulsion may sound harsh in republican ears, but/ better </text:span><text:span text:style-name="T9">to</text:span><text:span text:style-name="T5"> wound our susceptibilities than fill the land with reeking </text:span><text:span text:style-name="T9">pollution</text:span><text:span text:style-name="T5"> defilement./ <text:s/>I was prevented from attending the </text:span><text:span text:style-name="T9">public</text:span><text:span text:style-name="T5"> meetings/ held on Tuesday last, but interested in the proceedings,/ I read them carefully, and noticed that we Israelites re-/-ceived a meed of praise. <text:s/>It is gratifying to be well-/thought of, still when we are all </text:span><text:span text:style-name="T9">alone</text:span><text:span text:style-name="T5"> by ourselves,/ we may consult one another, and examine whether/ the virtues with which we have been credited have a/ reality. <text:s/>It was reported at some of the sessions/ that we have taken initiatory steps to train our poor/ to agricultural pursuits, and that earnest experiments/ </text:span><text:span text:style-name="T9">had</text:span><text:span text:style-name="T5"> are being made to </text:span><text:span text:style-name="T9">that effect</text:span><text:span text:style-name="T5"> test the practicability of the scheme. <text:s/>Would it were/ a fact would I could tell that the bundle and the little shop will be exchanged for the spade and the ploughshare[sic!]. <text:s/>Would I could now relate that the </text:span><text:span text:style-name="T9">healthy</text:span><text:span text:style-name="T5"> wholesome,/ profitable and peace</text:span><text:span text:style-name="T9">ful</text:span><text:span text:style-name="T5"> promoting vocation of our patriarchs, has/</text:span></text:p>
      <text:p text:style-name="P6"><text:span text:style-name="T5"/></text:p>
      <text:p text:style-name="P6"><text:span text:style-name="T5">[Page 4]</text:span></text:p>
      <text:p text:style-name="P6"><text:span text:style-name="T5">found in those vast regions followers among/ the needy of our communities. <text:s/>What a blessing to over/ crowded cities! <text:s/>What saving of means now wasted to feed paupers?/ <text:s/>What an air of comfort would surround hundreds of families/ now in a state of squalidity and destitution? <text:s/>But though three months have passed/ since loud peals form standard Hall </text:span><text:span text:style-name="T9">in New York</text:span><text:span text:style-name="T5">/ proclaimed that schools for farming would be opened/ in the far west, that acres of land by</text:span><text:span text:style-name="T6">2</text:span><text:span text:style-name="T7"> by the score had</text:span><text:span text:style-name="T6">1</text:span><text:span text:style-name="T7">/ been donated, that arrangements were </text:span><text:span text:style-name="T10">pending in preparation</text:span><text:span text:style-name="T7"> progressing and would soon/ </text:span><text:span text:style-name="T10">would</text:span><text:span text:style-name="T7"> be completed, nothing leading to the consummation/ of that project has yet transpired. <text:s/>The only school in which/ Hebrews learn the ancient Jewish art of tilling the ground/ is at Jaffa in Palestine, and that to a limited extent/ under the vigilance of </text:span><text:span text:style-name="T10">that</text:span><text:span text:style-name="T7"> lynx eyed or rather argus-eyed association, the/ Israelitish Universal Alliance. <text:s/>The </text:span><text:span text:style-name="T10">al</text:span><text:span text:style-name="T7"> eulogy bestowed/ was not therefore deserved, however I </text:span><text:span text:style-name="T10">should</text:span><text:span text:style-name="T7"> might Delight to boast/ </text:span><text:span text:style-name="T10">it were</text:span><text:span text:style-name="T7"> that it was merited, not for </text:span><text:span text:style-name="T10">its</text:span><text:span text:style-name="T7"> the sake of vainglory, but for/ the </text:span><text:span text:style-name="T10">il</text:span><text:span text:style-name="T7"> elevation of myriads of our coreligionists, who con-/-gregate &amp; regulate in certain localities, </text:span><text:span text:style-name="T10">here and elsewhere</text:span><text:span text:style-name="T7"> particularly in a neighboring city, and who/ do require the influence</text:span><text:span text:style-name="T10">s</text:span><text:span text:style-name="T7"> of country life and </text:span><text:span text:style-name="T10">its</text:span><text:span text:style-name="T7"> the simplicity/ of habits it engenders, to be redeemed from a </text:span><text:span text:style-name="T10">a very</text:span><text:span text:style-name="T7">/ lowly condition./</text:span></text:p>
      <text:p text:style-name="P6"><text:span text:style-name="T7"/></text:p>
      <text:p text:style-name="P6"><text:span text:style-name="T7">[Page 5]</text:span></text:p>
      <text:p text:style-name="P6"><text:span text:style-name="T7">But another share of praise was given us last Tuesday/ at one of </text:span><text:span text:style-name="T10">its</text:span><text:span text:style-name="T7"> the sessions for organizing charitable relief. <text:s/>Dr. Benjamin Lee of whose sa-/-gacious views on the sanitary laws of the Pentateuch </text:span><text:soft-page-break/><text:span text:style-name="T7">I have/ had occasion to speak </text:span><text:span text:style-name="T10">on a former occasion</text:span><text:span text:style-name="T7"> before, stated that/ among us </text:span><text:span text:style-name="T10">that</text:span><text:span text:style-name="T7"> the rules of </text:span><text:span text:style-name="T10">health</text:span><text:span text:style-name="T7"> hygiene and the rules of morals/ are intermingled. <text:s/>He meant to </text:span><text:span text:style-name="T10">say that</text:span><text:span text:style-name="T7"> convey this idea. <text:s/>The manner/ in which we prepare our food in accordance with olden/ prescriptions, </text:span><text:span text:style-name="T10">that</text:span><text:span text:style-name="T7"> the frequent washing of our hands and of/ our bodies, </text:span><text:span text:style-name="T10">that</text:span><text:span text:style-name="T7"> the avoidance of diverse pollutions described minutely in the books which we hold sacred, all of that has kept us stri-/-kingly free from diseases to which other nations are liable,/ and he further argues that the enjoyment of physical </text:span><text:span text:style-name="T10">strength</text:span><text:span text:style-name="T7"> hereditary health among us, has affected/ beneficially our whole character. <text:s/>Well, my brethren,/ what the Dr wisely asserted is true, but it </text:span><text:span text:style-name="T10">does not</text:span><text:span text:style-name="T7"> scarcely/ applies to this age, not certainly to this country./ <text:s/>Neither as </text:span><text:span text:style-name="T10">hygienic</text:span><text:span text:style-name="T7"> medical nor as religious </text:span><text:span text:style-name="T10">commandments</text:span><text:span text:style-name="T7"> measures do/ modern Israelites heed </text:span><text:span text:style-name="T10">the</text:span><text:span text:style-name="T7"> Mosaic </text:span><text:span text:style-name="T10">regulations</text:span><text:span text:style-name="T7"> directions. <text:s/>Abstaining/ from blood and from the flesh of </text:span><text:span text:style-name="T10">unruminating</text:span><text:span text:style-name="T7"> specified ani-/-mals and of fishes devoid of fins and scales is a practice/ </text:span><text:span text:style-name="T10">which has ceased to be regarded</text:span><text:span text:style-name="T7"> declared unnecessary and/ irksome restrictions. <text:s/>Dr Lee and Dr Houghs and Dr Packard and other noted</text:span><text:span text:style-name="T10">le</text:span><text:span text:style-name="T7"> phy-/-sicians may give us the result of </text:span><text:span text:style-name="T10">the</text:span><text:span text:style-name="T7"> scientific researches,/ but our Solons, the new generation </text:span><text:span text:style-name="T8">know</text:span><text:span text:style-name="T11">s</text:span><text:span text:style-name="T8"> better</text:span><text:span text:style-name="T7">. <text:s/>It is all </text:span><text:span text:style-name="T8">bosh</text:span><text:span text:style-name="T7"> (excuse/ the vulgar term)/</text:span></text:p>
      <text:p text:style-name="P6"><text:span text:style-name="T7"/></text:p>
      <text:p text:style-name="P6"><text:span text:style-name="T7">[Page 6]</text:span></text:p>
      <text:p text:style-name="P6"><text:span text:style-name="T7">Now with regard to </text:span><text:span text:style-name="T10">the</text:span><text:span text:style-name="T7"> ablutions and the abundant/ use of fresh water </text:span><text:span text:style-name="T10">and soap</text:span><text:span text:style-name="T7"> by Israelites, I say with sor-/-row and shame that </text:span><text:span text:style-name="T10">many</text:span><text:span text:style-name="T7"> hundreds who are the most </text:span><text:span text:style-name="T10">preten-</text:span><text:span text:style-name="T7"> clamo/</text:span><text:span text:style-name="T10">-tious in claiming piety</text:span><text:span text:style-name="T7"> -rous for the retention of all minutia detailed in the </text:span><text:span text:style-name="T8">Shulchan Aruch</text:span><text:span text:style-name="T7">, are the least heedful of the re-/-gulations pertaining to cleanliness. <text:s/>Aye: they may </text:span><text:span text:style-name="T10">wash in some fashion</text:span><text:span text:style-name="T7">/ let some water drop over their hands before eating a meal or even before pronouncing/ a benediction, they may be excessively scrupulous about/ the substance with which to </text:span><text:span text:style-name="T10">raise their children wash</text:span><text:span text:style-name="T7"> cleanse kitchen utensils,/ but they allow nevertheless the accumulation of filth/ in their houses, if not in their persons. <text:s/>Those men are/ not unsuitably </text:span><text:span text:style-name="T10">described</text:span><text:span text:style-name="T7"> depicted in the books of our religious op-/-ponents, as people "who strain at a gnat and swallow/ a camel." <text:s/></text:span><text:span text:style-name="T10">For they forget</text:span><text:span text:style-name="T7"> They should remember the maxim of our Sages in/ the Mishna [Hebrew]. <text:s/>Purity of thoughts, &amp; purity/ of actions are associated with the purity of the body. <text:s/>Why,/ my brethren, one and the same is the word which si-/-gnifies in Hebrew, cleanness and innocence [Hebrew]/ Learning is honorable, but when associated with foul-/-ness is repulsive. <text:s/>I say this advisedly, because I wish it/ to be clearly understood, that by the laws of the Talmud/</text:span></text:p>
      <text:p text:style-name="P6"><text:span text:style-name="T7"/></text:p>
      <text:p text:style-name="P6"><text:span text:style-name="T7">[Page 7]</text:span></text:p>
      <text:p text:style-name="P6"><text:span text:style-name="T7">not less than by the ordinances of Moses he is/ unfit for social intercourse, however erudite, who/ neglects his outward appearance. <text:s/>So </text:span><text:span text:style-name="T10">expresses himself</text:span><text:span text:style-name="T7"> does the/ great Maimonides express himself upon this subject. <text:s/>"Let him that/ is called a scholar wear </text:span><text:span text:style-name="T10">a</text:span><text:span text:style-name="T7"> neat and clean garments./ <text:s/>Let him be careful that not even a stain is seen on his/ raiment." <text:s/>And as the eminent practitioner </text:span><text:span text:style-name="T10">he</text:span><text:span text:style-name="T7"> that Rabbi was,/ he recommends the plunging of the whole body in pure/ water at no longer intervals than a week./</text:span></text:p>
      <text:p text:style-name="P6"><text:span text:style-name="T7">I would that they who claim orthodoxy as their standard,/ abided by all its rules, and not merely by such as give them/ the semblance of piety, and I would that those who deride/ orthodoxy knew more of the spirit pervading it, and chose/ it as a guide. <text:s/>We </text:span><text:span text:style-name="T10">would</text:span><text:span text:style-name="T7"> individually would be the gainers/ in physical and moral health; congregations would benefit through/ a revival of worship now decaying because its </text:span><text:span text:style-name="T10">ws</text:span><text:span text:style-name="T7"> sworn/ votaries are busy in undermining their constitutions and their/ minds by </text:span><text:span text:style-name="T10">ceaseless</text:span><text:span text:style-name="T7"> unceasing work. <text:s/>Society would profit/ by the example of men and women remarkable in all/ the relations of life, and the literal carrying out of/ the regulations which Dr Lee declares admirable, would/ glorify the God of Israel, our Deliverer and Legislator./</text:span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4:43:11.61</meta:creation-date>
    <meta:document-statistic meta:table-count="0" meta:image-count="0" meta:object-count="0" meta:page-count="4" meta:paragraph-count="80" meta:word-count="1782" meta:character-count="10946"/>
    <dc:date>2013-02-05T15:38:50.95</dc:date>
    <meta:editing-duration>PT2M47S</meta:editing-duration>
    <meta:editing-cycles>1</meta:editing-cycles>
    <meta:generator>OpenOffice.org/3.4.1$Win32 OpenOffice.org_project/341m1$Build-9593</meta:generator>
  </office:meta>
</office:document-meta>
</file>